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vertical-align="middle"/>
    </style:style>
    <style:style style:name="gr2" style:family="graphic" style:parent-style-name="standard">
      <style:graphic-properties draw:fill-color="#ff99ff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cff99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none" draw:textarea-vertical-align="middle"/>
    </style:style>
    <style:style style:name="gr7" style:family="graphic" style:parent-style-name="standard">
      <style:graphic-properties draw:fill-color="#ffff66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-color="#ccff66" draw:textarea-vertical-align="middle"/>
    </style:style>
    <style:style style:name="gr10" style:family="graphic" style:parent-style-name="standard">
      <style:graphic-properties draw:fill-color="#ffcc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5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6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5pt" fo:font-weight="bold" style:font-size-asian="18pt" style:font-weight-asian="bold" style:font-size-complex="18pt" style:font-weight-complex="bold"/>
    </style:style>
    <style:style style:name="T4" style:family="text">
      <style:text-properties fo:font-size="14pt"/>
    </style:style>
    <style:style style:name="T5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225cm" svg:height="1.382cm" svg:x="3.204cm" svg:y="2.889cm">
          <text:p text:style-name="P1"><text:span text:style-name="T1">Logo</text:span></text:p>
        </draw:rect>
        <draw:rect draw:style-name="gr2" draw:text-style-name="P3" draw:layer="layout" svg:width="2.456cm" svg:height="1.02cm" svg:x="7.472cm" svg:y="3.034cm">
          <text:p text:style-name="P1"><text:span text:style-name="T2">Home</text:span></text:p>
        </draw:rect>
        <draw:rect draw:style-name="gr2" draw:text-style-name="P3" draw:layer="layout" svg:width="2.132cm" svg:height="1.02cm" svg:x="10.418cm" svg:y="3.034cm">
          <text:p text:style-name="P1"><text:span text:style-name="T2">About Me</text:span></text:p>
        </draw:rect>
        <draw:rect draw:style-name="gr2" draw:text-style-name="P3" draw:layer="layout" svg:width="2.545cm" svg:height="1.02cm" svg:x="13.12cm" svg:y="3.005cm">
          <text:p text:style-name="P1"><text:span text:style-name="T2">Portfolio</text:span></text:p>
        </draw:rect>
        <draw:rect draw:style-name="gr2" draw:text-style-name="P3" draw:layer="layout" svg:width="2.511cm" svg:height="1.02cm" svg:x="16.193cm" svg:y="3.005cm">
          <text:p text:style-name="P1"><text:span text:style-name="T2">Blog</text:span></text:p>
        </draw:rect>
        <draw:custom-shape draw:style-name="gr3" draw:text-style-name="P3" draw:layer="layout" svg:width="2.363cm" svg:height="2.919cm" svg:x="9.503cm" svg:y="5.685cm">
          <text:p text:style-name="P1"><text:span text:style-name="T2"/></text:p>
          <text:p text:style-name="P1"><text:span text:style-name="T2">Web </text:span></text:p>
          <text:p text:style-name="P1"><text:span text:style-name="T2">Servic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3" draw:layer="layout" svg:width="2.36cm" svg:height="2.916cm" svg:x="16.035cm" svg:y="5.664cm">
          <text:p text:style-name="P1"><text:span text:style-name="T2">Projects </text:span></text:p>
          <text:p text:style-name="P1"><text:span text:style-name="T2">Done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3" draw:layer="layout" svg:width="2.363cm" svg:height="2.918cm" svg:x="19.185cm" svg:y="5.679cm">
          <text:p text:style-name="P1"><text:span text:style-name="T2">Topic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4" draw:text-style-name="P3" draw:layer="layout" svg:width="2.56cm" svg:height="0.61cm" svg:x="7.965cm" svg:y="17.423cm">
          <text:p text:style-name="P1"><text:span text:style-name="T2">Links</text:span></text:p>
        </draw:rect>
        <draw:rect draw:style-name="gr4" draw:text-style-name="P3" draw:layer="layout" svg:width="2.562cm" svg:height="0.61cm" svg:x="10.836cm" svg:y="17.423cm">
          <text:p text:style-name="P1"><text:span text:style-name="T2">About Me</text:span></text:p>
        </draw:rect>
        <draw:line draw:style-name="gr5" draw:text-style-name="P1" draw:layer="layout" svg:x1="4.8cm" svg:y1="16.751cm" svg:x2="12.116cm" svg:y2="16.751cm">
          <text:p/>
        </draw:line>
        <draw:line draw:style-name="gr5" draw:text-style-name="P1" draw:layer="layout" svg:x1="9.232cm" svg:y1="16.751cm" svg:x2="9.232cm" svg:y2="17.435cm">
          <text:p/>
        </draw:line>
        <draw:line draw:style-name="gr5" draw:text-style-name="P1" draw:layer="layout" svg:x1="12.115cm" svg:y1="16.751cm" svg:x2="12.115cm" svg:y2="17.435cm">
          <text:p/>
        </draw:line>
        <draw:line draw:style-name="gr5" draw:text-style-name="P1" draw:layer="layout" svg:x1="8.803cm" svg:y1="4.047cm" svg:x2="8.803cm" svg:y2="7.501cm">
          <text:p/>
        </draw:line>
        <draw:line draw:style-name="gr5" draw:text-style-name="P1" draw:layer="layout" svg:x1="15.487cm" svg:y1="4.047cm" svg:x2="15.487cm" svg:y2="7.501cm">
          <text:p/>
        </draw:line>
        <draw:line draw:style-name="gr5" draw:text-style-name="P1" draw:layer="layout" svg:x1="18.59cm" svg:y1="4.054cm" svg:x2="18.59cm" svg:y2="7.508cm">
          <text:p/>
        </draw:line>
        <draw:line draw:style-name="gr5" draw:text-style-name="P1" draw:layer="layout" svg:x1="8.803cm" svg:y1="7.501cm" svg:x2="9.482cm" svg:y2="7.501cm">
          <text:p/>
        </draw:line>
        <draw:line draw:style-name="gr5" draw:text-style-name="P1" draw:layer="layout" svg:x1="8.803cm" svg:y1="7.501cm" svg:x2="9.482cm" svg:y2="7.501cm">
          <text:p/>
        </draw:line>
        <draw:line draw:style-name="gr5" draw:text-style-name="P1" draw:layer="layout" svg:x1="15.487cm" svg:y1="7.501cm" svg:x2="16.053cm" svg:y2="7.501cm">
          <text:p/>
        </draw:line>
        <draw:line draw:style-name="gr5" draw:text-style-name="P1" draw:layer="layout" svg:x1="18.59cm" svg:y1="7.549cm" svg:x2="19.156cm" svg:y2="7.549cm">
          <text:p/>
        </draw:line>
        <draw:rect draw:style-name="gr6" draw:text-style-name="P5" draw:layer="layout" svg:width="9.46cm" svg:height="2.33cm" svg:x="15.627cm" svg:y="17.217cm">
          <text:p text:style-name="P4"><text:span text:style-name="T3">Smily Portfolio – Front end Sitemap</text:span></text:p>
          <text:p text:style-name="P4"><text:span text:style-name="T3">Prepared by: Smily Dawra</text:span></text:p>
          <text:p text:style-name="P4"><text:span text:style-name="T3">&lt;dawra-s@webmail.uwinnipeg.ca&gt;</text:span></text:p>
          <text:p text:style-name="P4"><text:span text:style-name="T3">Date: May 27, 2020</text:span></text:p>
        </draw:rect>
        <draw:rect draw:style-name="gr7" draw:text-style-name="P6" draw:layer="layout" svg:width="1.874cm" svg:height="0.575cm" svg:x="2.862cm" svg:y="18.439cm">
          <text:p text:style-name="P1"><text:span text:style-name="T4">Logo</text:span></text:p>
        </draw:rect>
        <draw:rect draw:style-name="gr2" draw:text-style-name="P6" draw:layer="layout" svg:width="1.968cm" svg:height="0.575cm" svg:x="5.111cm" svg:y="18.439cm">
          <text:p text:style-name="P1"><text:span text:style-name="T4">Primary</text:span></text:p>
        </draw:rect>
        <draw:rect draw:style-name="gr8" draw:text-style-name="P7" draw:layer="layout" svg:width="1.874cm" svg:height="0.575cm" svg:x="2.862cm" svg:y="19.205cm">
          <text:p text:style-name="P1"><text:span text:style-name="T5">Dynamic</text:span></text:p>
        </draw:rect>
        <draw:rect draw:style-name="gr9" draw:text-style-name="P6" draw:layer="layout" svg:width="1.968cm" svg:height="0.575cm" svg:x="5.111cm" svg:y="19.205cm">
          <text:p text:style-name="P1"><text:span text:style-name="T4">Footer</text:span></text:p>
        </draw:rect>
        <draw:rect draw:style-name="gr2" draw:text-style-name="P3" draw:layer="layout" svg:width="2.511cm" svg:height="1.02cm" svg:x="19.271cm" svg:y="3.005cm">
          <text:p text:style-name="P1"><text:span text:style-name="T2">Contact</text:span></text:p>
        </draw:rect>
        <draw:rect draw:style-name="gr2" draw:text-style-name="P3" draw:layer="layout" svg:width="4.478cm" svg:height="1.02cm" svg:x="22.362cm" svg:y="3.005cm">
          <text:p text:style-name="P1"><text:span text:style-name="T2">Register/Profile</text:span></text:p>
        </draw:rect>
        <draw:line draw:style-name="gr5" draw:text-style-name="P1" draw:layer="layout" svg:x1="4.8cm" svg:y1="4.287cm" svg:x2="4.8cm" svg:y2="16.751cm">
          <text:p/>
        </draw:line>
        <draw:rect draw:style-name="gr4" draw:text-style-name="P3" draw:layer="layout" svg:width="3.533cm" svg:height="0.61cm" svg:x="4.116cm" svg:y="17.423cm">
          <text:p text:style-name="P1"><text:span text:style-name="T2">Terms/Privacy</text:span></text:p>
        </draw:rect>
        <draw:line draw:style-name="gr5" draw:text-style-name="P1" draw:layer="layout" svg:x1="6.395cm" svg:y1="16.751cm" svg:x2="6.395cm" svg:y2="17.435cm">
          <text:p/>
        </draw:line>
        <draw:rect draw:style-name="gr10" draw:text-style-name="P3" draw:layer="layout" svg:width="4.116cm" svg:height="1.02cm" svg:x="14.94cm" svg:y="1.504cm">
          <text:p text:style-name="P1"><text:span text:style-name="T2">Login/Logout</text:span></text:p>
        </draw:rect>
        <draw:rect draw:style-name="gr10" draw:text-style-name="P3" draw:layer="layout" svg:width="7.174cm" svg:height="1.02cm" svg:x="19.566cm" svg:y="1.508cm">
          <text:p text:style-name="P1"><text:span text:style-name="T2">Personal Info/Update Info</text:span></text:p>
        </draw:rect>
        <draw:rect draw:style-name="gr10" draw:text-style-name="P6" draw:layer="layout" svg:width="4.635cm" svg:height="0.575cm" svg:x="7.414cm" svg:y="18.459cm">
          <text:p text:style-name="P1"><text:span text:style-name="T4">Header Navigatio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mily Dawra</meta:initial-creator>
    <meta:creation-date>2019-09-18T11:31:26.02</meta:creation-date>
    <dc:date>2020-05-27T18:42:27.09</dc:date>
    <dc:creator>Smily Dawra</dc:creator>
    <meta:editing-duration>PT1H50M46S</meta:editing-duration>
    <meta:editing-cycles>43</meta:editing-cycles>
    <meta:generator>OpenOffice/4.1.6$Win32 OpenOffice.org_project/416m1$Build-9790</meta:generator>
    <meta:document-statistic meta:object-count="33"/>
  </office:meta>
</office:document-meta>
</file>